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/>
    <style:font-face style:name="01" svg:font-family="0" style:font-family-generic="roman" style:font-pitch="variable"/>
    <style:font-face style:name="Arial" svg:font-family="Arial, sans-serif"/>
    <style:font-face style:name="Arial1" svg:font-family="Arial, sans-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9pt" style:text-underline-style="none" style:text-blinking="false" fo:background-color="transparent" style:font-size-asian="9pt" style:font-size-complex="9p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9pt" style:text-underline-style="none" style:text-blinking="false" fo:background-color="transparent" style:font-size-asian="9pt" style:font-size-complex="9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style:font-size-asian="9pt" style:font-size-complex="9pt"/>
    </style:style>
    <style:style style:name="P4" style:family="paragraph" style:parent-style-name="Text_20_body">
      <style:paragraph-properties fo:margin-left="0in" fo:line-height="100%" fo:text-indent="0in" style:auto-text-indent="false"/>
      <style:text-properties fo:font-size="9pt" style:font-size-asian="9pt" style:font-size-complex="9pt"/>
    </style:style>
    <style:style style:name="P5" style:family="paragraph" style:parent-style-name="Standard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fo:font-size="9pt" officeooo:paragraph-rsid="001fd216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9pt" style:font-size-asian="9pt" style:font-size-complex="9pt"/>
    </style:style>
    <style:style style:name="P7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fo:font-size="9pt" style:font-size-asian="9pt" style:font-size-complex="9pt"/>
    </style:style>
    <style:style style:name="P8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fo:font-size="9pt" officeooo:paragraph-rsid="001fd216" style:font-size-asian="9pt" style:font-size-complex="9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style:font-size-asian="9pt" style:font-size-complex="9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1fd216" officeooo:paragraph-rsid="001fd216" style:text-blinking="false" fo:background-color="transparent" style:font-size-asian="9pt" style:font-size-complex="9pt"/>
    </style:style>
    <style:style style:name="P11" style:family="paragraph">
      <style:paragraph-properties fo:margin-left="0in" fo:margin-right="0in" fo:margin-top="0in" fo:margin-bottom="0in" fo:line-height="100%" fo:text-indent="0in"/>
    </style:style>
    <style:style style:name="P1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color="#000000" loext:opacity="100%" fo:font-size="9pt" style:font-size-asian="9pt" style:font-size-complex="9pt"/>
    </style:style>
    <style:style style:name="T1" style:family="text">
      <style:text-properties style:font-name="Arial" fo:font-style="normal" fo:font-weight="normal"/>
    </style:style>
    <style:style style:name="T2" style:family="text">
      <style:text-properties style:font-name-asian="Arial" style:font-style-asian="normal" style:font-weight-asian="normal"/>
    </style:style>
    <style:style style:name="T3" style:family="text">
      <style:text-properties fo:color="#000000" loext:opacity="100%" style:font-name="0" fo:font-size="9pt" fo:font-style="normal" fo:font-weight="normal" style:font-size-asian="9pt" style:font-style-asian="normal" style:font-weight-asian="normal"/>
    </style:style>
    <style:style style:name="T4" style:family="text">
      <style:text-properties fo:color="#000000" loext:opacity="100%" style:font-name="0" fo:font-style="normal" fo:font-weight="normal" style:font-style-asian="normal" style:font-weight-asian="normal"/>
    </style:style>
    <style:style style:name="T5" style:family="text">
      <style:text-properties fo:color="#000000" loext:opacity="100%" style:font-name="01" fo:font-size="9pt" fo:font-style="normal" fo:font-weight="normal" style:font-size-asian="9pt" style:font-style-asian="normal" style:font-weight-asian="normal"/>
    </style:style>
    <style:style style:name="T6" style:family="text">
      <style:text-properties fo:color="#000000" loext:opacity="100%" style:font-name="01" fo:font-size="9pt" style:font-size-asian="9pt"/>
    </style:style>
    <style:style style:name="T7" style:family="text">
      <style:text-properties fo:color="#000000" loext:opacity="100%" style:font-name="01" fo:font-style="normal" fo:font-weight="normal" style:font-style-asian="normal" style:font-weight-asian="normal"/>
    </style:style>
    <style:style style:name="T8" style:family="text">
      <style:text-properties fo:color="#000000" loext:opacity="100%" style:font-name="Arial1" fo:font-size="9pt" fo:font-style="normal" fo:font-weight="normal" style:font-size-asian="9pt" style:font-style-asian="normal" style:font-weight-asian="normal"/>
    </style:style>
    <style:style style:name="T9" style:family="text">
      <style:text-properties fo:color="#000000" loext:opacity="100%" style:font-name="Arial1" fo:font-style="normal" fo:font-weight="normal" style:font-style-asian="normal" style:font-weight-asian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svg:stroke-color="#000000" draw:fill="none" draw:fill-color="#ffffff" fo:min-height="11.0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12" svg:width="3.7386in" svg:height="11.0071in" svg:x="4.1799in" svg:y="-0.0071in"><draw:text-box><text:p text:style-name="P11"><text:span text:style-name="T11">/* @brief Disjoint set union with merge by rank, path compression*/</text:span></text:p><text:p text:style-name="P11"><text:span text:style-name="T11">struct DSU {</text:span></text:p><text:p text:style-name="P11"><text:span text:style-name="T11">  </text:span><text:span text:style-name="T11">vector&lt;int&gt; p;</text:span></text:p><text:p text:style-name="P11"><text:span text:style-name="T11">  </text:span><text:span text:style-name="T11">vector&lt;int&gt; r; // [i] = height of tree i</text:span></text:p><text:p text:style-name="P11"><text:span text:style-name="T11">  </text:span><text:span text:style-name="T11">DSU(int n): p(n), r(n) { rep(i, n) p[i]= i; }</text:span></text:p><text:p text:style-name="P11"><text:span text:style-name="T11">  </text:span><text:span text:style-name="T11">/* @brief Get root of x and compress path*/</text:span></text:p><text:p text:style-name="P11"><text:span text:style-name="T11">  </text:span><text:span text:style-name="T11">int find(int x) {</text:span></text:p><text:p text:style-name="P11"><text:span text:style-name="T11">    </text:span><text:span text:style-name="T11">if(p[x] != x) p[x]= find(p[x]);</text:span></text:p><text:p text:style-name="P11"><text:span text:style-name="T11">    </text:span><text:span text:style-name="T11">return p[x]; }</text:span></text:p><text:p text:style-name="P11"><text:span text:style-name="T11">  </text:span><text:span text:style-name="T11">/* @brief Unite root of x and root of y by r*/</text:span></text:p><text:p text:style-name="P11"><text:span text:style-name="T11">  </text:span><text:span text:style-name="T11">bool unite(int x, int y) {</text:span></text:p><text:p text:style-name="P11"><text:span text:style-name="T11">    </text:span><text:span text:style-name="T11">int root_x= find(x); int root_y= find(y);</text:span></text:p><text:p text:style-name="P11"><text:span text:style-name="T11">    </text:span><text:span text:style-name="T11">if(root_x == root_y) return 0;</text:span></text:p><text:p text:style-name="P11"><text:span text:style-name="T11">    </text:span><text:span text:style-name="T11">if(r[root_x] &lt; r[root_y]) p[root_x]= root_y;</text:span></text:p><text:p text:style-name="P11"><text:span text:style-name="T11">    </text:span><text:span text:style-name="T11">else if(r[root_x] &gt; r[root_y]) p[root_y]= root_x;</text:span></text:p><text:p text:style-name="P11"><text:span text:style-name="T11">    </text:span><text:span text:style-name="T11">else {</text:span></text:p><text:p text:style-name="P11"><text:span text:style-name="T11">      </text:span><text:span text:style-name="T11">p[root_y]= root_x;</text:span></text:p><text:p text:style-name="P11"><text:span text:style-name="T11">      </text:span><text:span text:style-name="T11">r[root_x]++; }</text:span></text:p><text:p text:style-name="P11"><text:span text:style-name="T11">    </text:span><text:span text:style-name="T11">return 1; }</text:span></text:p><text:p text:style-name="P11"><text:span text:style-name="T11">  </text:span><text:span text:style-name="T11">/* @brief Check x and y in same set*/</text:span></text:p><text:p text:style-name="P11"><text:span text:style-name="T11">  </text:span><text:span text:style-name="T11">bool same(int x, int y) { return find(x) == find(y); }};</text:span></text:p><text:p text:style-name="P11"><text:span text:style-name="T11">/* @brief Segment tree(max) with lazy propagation</text:span></text:p><text:p text:style-name="P11"><text:span text:style-name="T11"> </text:span><text:span text:style-name="T11">* get(a,b) and add(a,b,v) b included, 0-index</text:span></text:p><text:p text:style-name="P11"><text:span text:style-name="T11"> </text:span><text:span text:style-name="T11">* M for modify, ex: sum st</text:span></text:p><text:p text:style-name="P11"><text:span text:style-name="T11"> </text:span><text:span text:style-name="T11">* t[n]=t[LST]+t[RST]; for M1 M2</text:span></text:p><text:p text:style-name="P11"><text:span text:style-name="T11"> </text:span><text:span text:style-name="T11">* return get(ql,qr,LRST)+get(ql,qr,RRST); for M3 */</text:span></text:p><text:p text:style-name="P11"><text:span text:style-name="T11">#define LST n &lt;&lt; 1</text:span></text:p><text:p text:style-name="P11"><text:span text:style-name="T11">#define RST n &lt;&lt; 1 | 1</text:span></text:p><text:p text:style-name="P11"><text:span text:style-name="T11">#define LRST n &lt;&lt; 1, l, (l + r) &gt;&gt; 1</text:span></text:p><text:p text:style-name="P11"><text:span text:style-name="T11">#define RRST n &lt;&lt; 1 | 1, ((l + r) &gt;&gt; 1) + 1, r // right range</text:span></text:p><text:p text:style-name="P11"><text:span text:style-name="T11">#define IS_INT(la, ra, lb, rb) ((rb) &gt;= (la) &amp;&amp; (ra) &gt;= (lb))</text:span></text:p><text:p text:style-name="P11"><text:span text:style-name="T11">#define IS_INC(la, ra, lb, rb) ((la) &gt;= (lb) &amp;&amp; (rb) &gt;= (ra))</text:span></text:p><text:p text:style-name="P11"><text:span text:style-name="T11">struct St {</text:span></text:p><text:p text:style-name="P11"><text:span text:style-name="T11">  </text:span><text:span text:style-name="T11">int n;</text:span></text:p><text:p text:style-name="P11"><text:span text:style-name="T11">  </text:span><text:span text:style-name="T11">vi t, lz;</text:span></text:p><text:p text:style-name="P11"><text:span text:style-name="T11">  </text:span><text:span text:style-name="T11">St(int n): n(n), t(4 * n), lz(4 * n) {}</text:span></text:p><text:p text:style-name="P11"><text:span text:style-name="T11">  </text:span><text:span text:style-name="T11">St(vi&amp; v): n(SZ(v) - 1), t(4 * n), lz(4 * n) { build(v, 1, 0, n); }</text:span></text:p><text:p text:style-name="P11"><text:span text:style-name="T11">  </text:span><text:span text:style-name="T11">void build(vi&amp; v, int n, int l, int r) {</text:span></text:p><text:p text:style-name="P11"><text:span text:style-name="T11">    </text:span><text:span text:style-name="T11">if(l == r) {</text:span></text:p><text:p text:style-name="P11"><text:span text:style-name="T11">      </text:span><text:span text:style-name="T11">t[n]= v[l];</text:span></text:p><text:p text:style-name="P11"><text:span text:style-name="T11">      </text:span><text:span text:style-name="T11">return; }</text:span></text:p><text:p text:style-name="P11"><text:span text:style-name="T11">    </text:span><text:span text:style-name="T11">build(v, LRST);</text:span></text:p><text:p text:style-name="P11"><text:span text:style-name="T11">    </text:span><text:span text:style-name="T11">build(v, RRST);</text:span></text:p><text:p text:style-name="P11"><text:span text:style-name="T11">    </text:span><text:span text:style-name="T11">t[n]= max(t[LST], t[RST]); /*M*/ }</text:span></text:p><text:p text:style-name="P11"><text:span text:style-name="T11">  </text:span><text:span text:style-name="T11">void lazy(int n, int l, int r) {</text:span></text:p><text:p text:style-name="P11"><text:span text:style-name="T11">    </text:span><text:span text:style-name="T11">if(lz[n]) {</text:span></text:p><text:p text:style-name="P11"><text:span text:style-name="T11">      </text:span><text:span text:style-name="T11">t[n]+= lz[n];</text:span></text:p><text:p text:style-name="P11"><text:span text:style-name="T11">      </text:span><text:span text:style-name="T11">if(l != r) {</text:span></text:p><text:p text:style-name="P11"><text:span text:style-name="T11">        </text:span><text:span text:style-name="T11">lz[LST]+= lz[n];</text:span></text:p><text:p text:style-name="P11"><text:span text:style-name="T11">        </text:span><text:span text:style-name="T11">lz[RST]+= lz[n]; }</text:span></text:p><text:p text:style-name="P11"><text:span text:style-name="T11">      </text:span><text:span text:style-name="T11">lz[n]= 0; }}</text:span></text:p><text:p text:style-name="P11"><text:span text:style-name="T11">  </text:span><text:span text:style-name="T11">void add(int ql, int qr, int val) {</text:span></text:p><text:p text:style-name="P11"><text:span text:style-name="T11">    </text:span><text:span text:style-name="T11">if(qr &lt; ql || n &lt; qr) return;</text:span></text:p><text:p text:style-name="P11"><text:span text:style-name="T11">    </text:span><text:span text:style-name="T11">add(ql, qr, val, 1, 0, n); }</text:span></text:p><text:p text:style-name="P11"><text:span text:style-name="T11">  </text:span><text:span text:style-name="T11">void add(int ql, int qr, int val, int n, int l, int r) {</text:span></text:p><text:p text:style-name="P11"><text:span text:style-name="T11">    </text:span><text:span text:style-name="T11">lazy(n, l, r);</text:span></text:p><text:p text:style-name="P11"><text:span text:style-name="T11">    </text:span><text:span text:style-name="T11">if(!IS_INT(l, r, ql, qr)) return;</text:span></text:p><text:p text:style-name="P11"><text:span text:style-name="T11">    </text:span><text:span text:style-name="T11">if(IS_INC(l, r, ql, qr)) {</text:span></text:p><text:p text:style-name="P11"><text:span text:style-name="T11">      </text:span><text:span text:style-name="T11">t[n]+= val;</text:span></text:p><text:p text:style-name="P11"><text:span text:style-name="T11">      </text:span><text:span text:style-name="T11">if(l != r) {</text:span></text:p><text:p text:style-name="P11"><text:span text:style-name="T11">        </text:span><text:span text:style-name="T11">lz[LST]+= val;</text:span></text:p><text:p text:style-name="P11"><text:span text:style-name="T11">        </text:span><text:span text:style-name="T11">lz[RST]+= val; }</text:span></text:p><text:p text:style-name="P11"><text:span text:style-name="T11">      </text:span><text:span text:style-name="T11">return; }</text:span></text:p><text:p text:style-name="P11"><text:span text:style-name="T11">    </text:span><text:span text:style-name="T11">add(ql, qr, val, LRST);</text:span></text:p><text:p text:style-name="P11"><text:span text:style-name="T11">    </text:span><text:span text:style-name="T11">add(ql, qr, val, RRST);</text:span></text:p><text:p text:style-name="P11"><text:span text:style-name="T11">    </text:span><text:span text:style-name="T11">t[n]= max(t[LST], t[RST]); /*M*/ }</text:span></text:p><text:p text:style-name="P11"><text:span text:style-name="T11">  </text:span><text:span text:style-name="T11">int get(int ql, int qr) { return get(ql, qr, 1, 0, n); }</text:span></text:p><text:p text:style-name="P11"><text:span text:style-name="T11">  </text:span><text:span text:style-name="T11">int get(int ql, int qr, int n, int l, int r) {</text:span></text:p><text:p text:style-name="P11"><text:span text:style-name="T11">    </text:span><text:span text:style-name="T11">if(!IS_INT(l, r, ql, qr)) return -INT_MAX;</text:span></text:p><text:p text:style-name="P11"><text:span text:style-name="T11">    </text:span><text:span text:style-name="T11">lazy(n, l, r);</text:span></text:p><text:p text:style-name="P11"><text:span text:style-name="T11">    </text:span><text:span text:style-name="T11">if(IS_INC(l, r, ql, qr)) return t[n];</text:span></text:p><text:p text:style-name="P11"><text:span text:style-name="T11">    </text:span><text:span text:style-name="T11">return max(get(ql, qr, LRST), get(ql, qr, RRST)); /*M*/ }</text:span></text:p><text:p text:style-name="P11"><text:span text:style-name="T11">  </text:span><text:span text:style-name="T11">void print() {</text:span></text:p><text:p text:style-name="P11"><text:span text:style-name="T11">    </text:span><text:span text:style-name="T11">cout &lt;&lt; get(0, 0);</text:span></text:p><text:p text:style-name="P11"><text:span text:style-name="T11">    </text:span><text:span text:style-name="T11">forr(i, 1, n + 1) cout &lt;&lt; " " &lt;&lt; get(i, i);</text:span></text:p><text:p text:style-name="P11"><text:span text:style-name="T11">    </text:span><text:span text:style-name="T11">cout &lt;&lt; "\n"; }};</text:span></text:p></draw:text-box></draw:frame>#pragma once</text:p>
      <text:p text:style-name="P3">#include &lt;bits/stdc++.h&gt;</text:p>
      <text:p text:style-name="P3">using namespace std;</text:p>
      <text:p text:style-name="P3">#define NUL nullptr</text:p>
      <text:p text:style-name="P3">#define rep(i, n) for (int i = 0; i &lt; (n); ++i) <text:s text:c="7"/>// [0,n-1]</text:p>
      <text:p text:style-name="P3">#define forr(i, a, b) for (int i = (a); i &lt; (b); ++i) <text:s/>// [a,b-1]</text:p>
      <text:p text:style-name="P3">#define rrep(i, n) for (int i = (n) - 1; i &gt;= 0; --i) <text:s/>// [n-1,0]</text:p>
      <text:p text:style-name="P3">using ll = long long;</text:p>
      <text:p text:style-name="P3">using pii = pair&lt;int, int&gt;;</text:p>
      <text:p text:style-name="P3">using pll = pair&lt;ll, ll&gt;;</text:p>
      <text:p text:style-name="P3">#define pb push_back</text:p>
      <text:p text:style-name="P3">#define eb emplace_back</text:p>
      <text:p text:style-name="P3">#define all(x) (x).begin(), (x).end()</text:p>
      <text:p text:style-name="P3">#define rall(x) (x).rbegin(), (x).rend()</text:p>
      <text:p text:style-name="P3">#define SZ(a) ((int)(a).size())</text:p>
      <text:p text:style-name="P3">#define vi vector&lt;int&gt;</text:p>
      <text:p text:style-name="P3">#define vvi vector&lt;vector&lt;int&gt;&gt;</text:p>
      <text:p text:style-name="P3">#ifdef DEBUG</text:p>
      <text:p text:style-name="P3">#define DOUT cout</text:p>
      <text:p text:style-name="P3">#else</text:p>
      <text:p text:style-name="P3">#define DOUT 0 &amp;&amp; cout</text:p>
      <text:p text:style-name="P3">#endif</text:p>
      <text:p text:style-name="P10">int main(){</text:p>
      <text:p text:style-name="P10"><text:s text:c="2"/>ios::sync_with_stdio(false);</text:p>
      <text:p text:style-name="P10"><text:s text:c="2"/>cin.tie(nullptr);</text:p>
      <text:p text:style-name="P10">}</text:p>
      <text:p text:style-name="P10"/>
      <text:p text:style-name="P5">template&lt;typename T&gt; bool is_prime(T n) {</text:p>
      <text:p text:style-name="P8"><text:s text:c="2"/>if(n &lt; 2) return 0;</text:p>
      <text:p text:style-name="P8"><text:s text:c="2"/>if(n % 2 == 0) return n == 2;</text:p>
      <text:p text:style-name="P8"><text:s text:c="2"/>if(n % 3 == 0) return n == 3;</text:p>
      <text:p text:style-name="P8"><text:s text:c="2"/>for(T i= 5; i * i &lt;= n; i+= 6)</text:p>
      <text:p text:style-name="P8"><text:s text:c="4"/>if(n % i == 0 || n % (i + 2) == 0) return 0;</text:p>
      <text:p text:style-name="P8"><text:s text:c="2"/>return true; }</text:p>
      <text:p text:style-name="P8">/*Compile-time sieve of Eratosthenes, O(n) space O(1) time*/</text:p>
      <text:p text:style-name="P8">constexpr size_t N= 1e7;</text:p>
      <text:p text:style-name="P8">bool prime[N];</text:p>
      <text:p text:style-name="P8">template&lt;size_t N&gt; struct Prime {</text:p>
      <text:p text:style-name="P8"><text:s text:c="2"/>constexpr Prime() {</text:p>
      <text:p text:style-name="P8"><text:s text:c="4"/>prime[0]= prime[1]= false;</text:p>
      <text:p text:style-name="P8"><text:s text:c="4"/>for(size_t i= 2; i &lt;= N; i++) prime[i]= true;</text:p>
      <text:p text:style-name="P8"><text:s text:c="4"/>for(size_t i= 2; i * i &lt;= N; i++)</text:p>
      <text:p text:style-name="P8"><text:s text:c="6"/>if(prime[i])</text:p>
      <text:p text:style-name="P8"><text:s text:c="8"/>for(size_t j= i * i; j &lt;= N; j+= i) prime[j]= false; }}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* @brief Big num support negative add sub mul di */</text:p>
      <text:p text:style-name="P3">struct Bn {</text:p>
      <text:p text:style-name="P2">  <text:span text:style-name="T1">string n;</text:span></text:p>
      <text:p text:style-name="P2">  <text:span text:style-name="T1">Bn(string s): n(s) {}</text:span></text:p>
      <text:p text:style-name="P2">  <text:span text:style-name="T1">Bn(ll x) { n= to_string(x); }</text:span></text:p>
      <text:p text:style-name="P2">  <text:span text:style-name="T1">bool neg() const { return n[0] == '-'; }</text:span></text:p>
      <text:p text:style-name="P2">  <text:span text:style-name="T1">Bn abs() const { Bn b= *this;</text:span></text:p>
      <text:p text:style-name="P2">    <text:span text:style-name="T1">if(b.neg()) b.n.erase(b.n.begin());</text:span></text:p>
      <text:p text:style-name="P2">    <text:span text:style-name="T1">return b; }</text:span></text:p>
      <text:p text:style-name="P2">  <text:span text:style-name="T1">Bn flip() { if(neg())n.erase(n.begin());</text:span></text:p>
      <text:p text:style-name="P2">    <text:span text:style-name="T1">else n.insert(n.begin(), '-');</text:span></text:p>
      <text:p text:style-name="P2">    <text:span text:style-name="T1">return *this; }</text:span></text:p>
      <text:p text:style-name="P2">  <text:span text:style-name="T1">Bn trim() { Bn b= *this;</text:span></text:p>
      <text:p text:style-name="P2">    <text:span text:style-name="T1">while(SZ(b.n) &gt; 1 &amp;&amp; b.n[0] == '0') b.n.erase(b.n.begin());</text:span></text:p>
      <text:p text:style-name="P2">    <text:span text:style-name="T1">return b; }</text:span></text:p>
      <text:p text:style-name="P2">  <text:span text:style-name="T1">bool operator==(const Bn&amp; o) const { return n == o.n; }</text:span></text:p>
      <text:p text:style-name="P2">  <text:span text:style-name="T1">bool operator&lt;(const Bn&amp; o) const { if(neg() != o.neg()) return neg();</text:span></text:p>
      <text:p text:style-name="P2">    <text:span text:style-name="T1">Bn a= abs().trim(), b= o.abs().trim();</text:span></text:p>
      <text:p text:style-name="P2">    <text:span text:style-name="T1">if(SZ(a.n) != SZ(b.n)) return neg() ? SZ(a.n) &gt; SZ(b.n) : SZ(a.n) &lt; SZ(b.n);</text:span></text:p>
      <text:p text:style-name="P2">    <text:span text:style-name="T1">return neg() ? a.n &gt; b.n : a.n &lt; b.n; }</text:span></text:p>
      <text:p text:style-name="P2">  <text:span text:style-name="T1">bool operator&gt;(const Bn&amp; o) const { return o &lt; *this; }</text:span></text:p>
      <text:p text:style-name="P2">  <text:span text:style-name="T1">bool operator&gt;=(const Bn&amp; o) const { return !(*this &lt; o); }</text:span></text:p>
      <text:p text:style-name="P2">  <text:span text:style-name="T1">Bn add(Bn o) { if(neg() &amp;&amp; o.neg()) return abs().add(o.abs()).flip();</text:span></text:p>
      <text:p text:style-name="P2">    <text:span text:style-name="T1">if(neg()) return o.sub(abs());</text:span></text:p>
      <text:p text:style-name="P2">    <text:span text:style-name="T1">if(o.neg()) return sub(o.abs());</text:span></text:p>
      <text:p text:style-name="P2">    <text:span text:style-name="T1">string a= n, b= o.n;</text:span></text:p>
      <text:p text:style-name="P2">    <text:span text:style-name="T1">while(SZ(a) &lt; SZ(b)) a= "0" + a;</text:span></text:p>
      <text:p text:style-name="P2">    <text:span text:style-name="T1">while(SZ(b) &lt; SZ(a)) b= "0" + b;</text:span></text:p>
      <text:p text:style-name="P2">    <text:span text:style-name="T1">int c= 0;</text:span></text:p>
      <text:p text:style-name="P2">    <text:span text:style-name="T1">string r= "";</text:span></text:p>
      <text:p text:style-name="P2">    <text:span text:style-name="T1">rrep(i, SZ(a)) {</text:span></text:p>
      <text:p text:style-name="P2">      <text:span text:style-name="T1">int s= (a[i] - 48) + (b[i] - 48) + c;</text:span></text:p>
      <text:p text:style-name="P2">      <text:span text:style-name="T1">c= s / 10;</text:span></text:p>
      <text:p text:style-name="P2">      <text:span text:style-name="T1">r= char(s % 10 + 48) + r; }</text:span></text:p>
      <text:p text:style-name="P2">    <text:span text:style-name="T1">if(c) r= "1" + r;</text:span></text:p>
      <text:p text:style-name="P2">    <text:span text:style-name="T1">return Bn(r).trim(); }</text:span></text:p>
      <text:p text:style-name="P2">  <text:span text:style-name="T1">Bn sub(Bn o) { if(o.neg()) return add(o.abs());</text:span></text:p>
      <text:p text:style-name="P2">    <text:span text:style-name="T1">if(*this &lt; o) return o.sub(*this).flip();</text:span></text:p>
      <text:p text:style-name="P2">    <text:span text:style-name="T1">string a= n, b= o.n;</text:span></text:p>
      <text:p text:style-name="P2">    <text:span text:style-name="T1">while(SZ(b) &lt; SZ(a)) b= "0" + b;</text:span></text:p>
      <text:p text:style-name="P2">    <text:span text:style-name="T1">int c= 0;</text:span></text:p>
      <text:p text:style-name="P2">    <text:span text:style-name="T1">string r= "";</text:span></text:p>
      <text:p text:style-name="P2">    <text:span text:style-name="T1">rrep(i, SZ(a)) {</text:span></text:p>
      <text:p text:style-name="P2">      <text:span text:style-name="T1">int s= (a[i] - 48) - (b[i] - 48) - c;</text:span></text:p>
      <text:p text:style-name="P2">      <text:span text:style-name="T1">c= 0;</text:span></text:p>
      <text:p text:style-name="P2">      <text:span text:style-name="T1">if(s &lt; 0) {</text:span></text:p>
      <text:p text:style-name="P2">        <text:span text:style-name="T1">s+= 10;</text:span></text:p>
      <text:p text:style-name="P2">        <text:span text:style-name="T1">c= 1; }</text:span></text:p>
      <text:p text:style-name="P2">      <text:span text:style-name="T1">r= char(s + 48) + r; }</text:span></text:p>
      <text:p text:style-name="P2">    <text:span text:style-name="T1">return Bn(r).trim(); }</text:span></text:p>
      <text:p text:style-name="P2">  <text:span text:style-name="T1">Bn mul(Bn o) { if(neg() != o.neg()) return abs().mul(o.abs()).flip();</text:span></text:p>
      <text:p text:style-name="P2">    <text:span text:style-name="T1">Bn a= abs(), b= o.abs();</text:span></text:p>
      <text:p text:style-name="P2">    <text:span text:style-name="T1">int s= SZ(a.n), m= SZ(b.n);</text:span></text:p>
      <text:p text:style-name="P2">    <text:span text:style-name="T1">vi v(s + m);</text:span></text:p>
      <text:p text:style-name="P2">    <text:span text:style-name="T1">rrep(i, s) rrep(j, m) v[i + j + 1]+= (a.n[i] - 48) * (b.n[j] - 48);</text:span></text:p>
      <text:p text:style-name="P2">    <text:span text:style-name="T1">rrep(i, s + m) if(v[i] &gt; 9) {</text:span></text:p>
      <text:p text:style-name="P2">      <text:span text:style-name="T1">v[i - 1]+= v[i] / 10;</text:span></text:p>
      <text:p text:style-name="P2">      <text:span text:style-name="T1">v[i]%= 10; }</text:span></text:p>
      <text:p text:style-name="P6" loext:marker-style-name="T6"><text:span text:style-name="T4"> </text:span><text:span text:style-name="T7">   </text:span><text:span text:style-name="T9">string r= "";</text:span></text:p>
      <text:p text:style-name="P6" loext:marker-style-name="T6"><text:span text:style-name="T7">    </text:span><text:span text:style-name="T9">rep(i, s + m) r+= char(v[i] + 48);</text:span></text:p>
      <text:p text:style-name="P6" loext:marker-style-name="T6"><text:span text:style-name="T7">    </text:span><text:span text:style-name="T9">return Bn(r).trim(); }</text:span></text:p>
      <text:p text:style-name="P6" loext:marker-style-name="T6"><text:span text:style-name="T7">  </text:span><text:span text:style-name="T9">Bn div(Bn o) { Bn a= abs(), b= o.abs(), q= 0, one= 1;</text:span></text:p>
      <text:p text:style-name="P6" loext:marker-style-name="T6"><text:span text:style-name="T7">    </text:span><text:span text:style-name="T9">bool s= neg() != o.neg();</text:span></text:p>
      <text:p text:style-name="P6" loext:marker-style-name="T6"><text:span text:style-name="T7">    </text:span><text:span text:style-name="T9">while(a &gt;= b) {</text:span></text:p>
      <text:p text:style-name="P6" loext:marker-style-name="T6"><text:span text:style-name="T7">      </text:span><text:span text:style-name="T9">a= a.sub(b);</text:span></text:p>
      <text:p text:style-name="P6" loext:marker-style-name="T6"><text:span text:style-name="T7">      </text:span><text:span text:style-name="T9">q= q.add(one); }</text:span></text:p>
      <text:p text:style-name="P6" loext:marker-style-name="T6"><text:span text:style-name="T7">    </text:span><text:span text:style-name="T9">if(s) q.flip();</text:span></text:p>
      <text:p text:style-name="P6" loext:marker-style-name="T6"><text:span text:style-name="T7">    </text:span><text:span text:style-name="T9">return q; }};</text:span></text:p>
      <text:p text:style-name="P1"><text:span text:style-name="T1"/></text:p>
      <text:p text:style-name="P4"/>
      <text:p text:style-name="P3"/>
      <text:p text:style-name="P3"/>
      <text:p text:style-name="P3"/>
      <text:p text:style-name="P3"/>
      <text:p text:style-name="P2"><text:span text:style-name="T1"/></text:p>
      <text:p text:style-name="P3"><text:soft-page-break/>4 - Graph, Prim</text:p>
      <text:p text:style-name="P3">/* @brief Adjacency list weighted</text:p>
      <text:p text:style-name="P2"> <text:span text:style-name="T1">* For each v, save all edge that v has.</text:span></text:p>
      <text:p text:style-name="P2"> <text:span text:style-name="T1">* O(1) add_v add_e add_ue O(|V|+|E|) rm_v query O(|E|) rm_e</text:span></text:p>
      <text:p text:style-name="P2"> <text:span text:style-name="T1">*/</text:span></text:p>
      <text:p text:style-name="P3">template&lt;typename W, typename V&gt; struct Adj_list_w {</text:p>
      <text:p text:style-name="P2">  <text:span text:style-name="T1">unordered_map&lt;V, vector&lt;pair&lt;W, V&gt;&gt;&gt; g;</text:span></text:p>
      <text:p text:style-name="P2">  <text:span text:style-name="T1">Adj_list_w() {}</text:span></text:p>
      <text:p text:style-name="P2">  <text:span text:style-name="T1">Adj_list_w(int n) {</text:span></text:p>
      <text:p text:style-name="P2">    <text:span text:style-name="T1">rep(i, n) {</text:span></text:p>
      <text:p text:style-name="P2">      <text:span text:style-name="T1">vector&lt;pair&lt;W, V&gt;&gt; t;</text:span></text:p>
      <text:p text:style-name="P2">      <text:span text:style-name="T1">g[i]= t; }}</text:span></text:p>
      <text:p text:style-name="P2">  <text:span text:style-name="T1">void add_e(W w, V u, V v) {</text:span></text:p>
      <text:p text:style-name="P2">    <text:span text:style-name="T1">g[u].eb(w, v);</text:span></text:p>
      <text:p text:style-name="P2">    <text:span text:style-name="T1">g[v].eb(w, u); }</text:span></text:p>
      <text:p text:style-name="P2">  <text:span text:style-name="T1">void add_ue(W w, V u, V v) { g[u].emplace_back(w, v); }</text:span></text:p>
      <text:p text:style-name="P2">  <text:span text:style-name="T1">Adj_list_w&lt;W, V&gt; get_adj_list() const { return g; }</text:span></text:p>
      <text:p text:style-name="P2">  <text:span text:style-name="T1">void print() {</text:span></text:p>
      <text:p text:style-name="P2">    <text:span text:style-name="T1">for(auto&amp; u: g) {</text:span></text:p>
      <text:p text:style-name="P2">      <text:span text:style-name="T1">cout &lt;&lt; u.first &lt;&lt; ":";</text:span></text:p>
      <text:p text:style-name="P2">      <text:span text:style-name="T1">for(auto&amp; v: u.second) { cout &lt;&lt; v.second &lt;&lt; "," &lt;&lt; v.first &lt;&lt; " "; }</text:span></text:p>
      <text:p text:style-name="P2">      <text:span text:style-name="T1">cout &lt;&lt; "\n"; }}</text:span></text:p>
      <text:p text:style-name="P2">  <text:span text:style-name="T1">/* @brief The min cost of minimum spanning tree of `g` start from `s_v`</text:span></text:p>
      <text:p text:style-name="P2">   <text:span text:style-name="T1">*/</text:span></text:p>
      <text:p text:style-name="P2">  <text:span text:style-name="T1">W mst_prim_w(V s_v) {</text:span></text:p>
      <text:p text:style-name="P2">    <text:span text:style-name="T1">priority_queue&lt;pair&lt;W, V&gt;, vector&lt;pair&lt;W, V&gt;&gt;, greater&lt;pair&lt;W, V&gt;&gt;&gt; min_heap;</text:span></text:p>
      <text:p text:style-name="P2">    <text:span text:style-name="T1">vector&lt;bool&gt; visited(SZ(g), false);</text:span></text:p>
      <text:p text:style-name="P2">    <text:span text:style-name="T1">W min_cost= 0;</text:span></text:p>
      <text:p text:style-name="P2">    <text:span text:style-name="T1">min_heap.push({ 0, s_v });</text:span></text:p>
      <text:p text:style-name="P2">    <text:span text:style-name="T1">while(!min_heap.empty()) {</text:span></text:p>
      <text:p text:style-name="P2">      <text:span text:style-name="T1">auto [w, s]= min_heap.top();</text:span></text:p>
      <text:p text:style-name="P2">      <text:span text:style-name="T1">min_heap.pop();</text:span></text:p>
      <text:p text:style-name="P2">      <text:span text:style-name="T1">if(visited[s]) continue;</text:span></text:p>
      <text:p text:style-name="P2">      <text:span text:style-name="T1">min_cost+= w;</text:span></text:p>
      <text:p text:style-name="P2">      <text:span text:style-name="T1">visited[s]= true;</text:span></text:p>
      <text:p text:style-name="P2">      <text:span text:style-name="T1">for(auto&amp; [w, e]: g.at(s)) {</text:span></text:p>
      <text:p text:style-name="P2">        <text:span text:style-name="T1">if(!visited[e]) { min_heap.push({ w, e }); }}}</text:span></text:p>
      <text:p text:style-name="P2">    <text:span text:style-name="T1">return min_cost; }</text:span></text:p>
      <text:p text:style-name="P2">  <text:span text:style-name="T1">/* @brief Minimum spanning tree of `g`</text:span></text:p>
      <text:p text:style-name="P2">   <text:span text:style-name="T1">*/</text:span></text:p>
      <text:p text:style-name="P2">  <text:span text:style-name="T1">unordered_map&lt;V, vector&lt;pair&lt;W, V&gt;&gt;&gt; mst_prim(V s_v) {</text:span></text:p>
      <text:p text:style-name="P2">    <text:span text:style-name="T1">unordered_map&lt;V, vector&lt;pair&lt;W, V&gt;&gt;&gt; mst;</text:span></text:p>
      <text:p text:style-name="P2">    <text:span text:style-name="T1">priority_queue&lt;tuple&lt;W, V, V&gt;, vector&lt;tuple&lt;W, V, V&gt;&gt;, greater&lt;tuple&lt;W, V, V&gt;&gt;&gt; min_heap;</text:span></text:p>
      <text:p text:style-name="P2">    <text:span text:style-name="T1">vector&lt;bool&gt; visited(SZ(g), false);</text:span></text:p>
      <text:p text:style-name="P2">    <text:span text:style-name="T1">bool first= true;</text:span></text:p>
      <text:p text:style-name="P2">    <text:span text:style-name="T1">min_heap.push({ -1, s_v, -1 });</text:span></text:p>
      <text:p text:style-name="P2">    <text:span text:style-name="T1">while(!min_heap.empty()) {</text:span></text:p>
      <text:p text:style-name="P2">      <text:span text:style-name="T1">auto [w, s, e]= min_heap.top();</text:span></text:p>
      <text:p text:style-name="P2">      <text:span text:style-name="T1">min_heap.pop();</text:span></text:p>
      <text:p text:style-name="P2">      <text:span text:style-name="T1">if(visited[s]) continue;</text:span></text:p>
      <text:p text:style-name="P2">      <text:span text:style-name="T1">// </text:span><text:span text:style-name="T2">將要選擇此點，並加入他的鄰點</text:span></text:p>
      <text:p text:style-name="P2">      <text:span text:style-name="T1">if(first == false) {</text:span></text:p>
      <text:p text:style-name="P2">        <text:span text:style-name="T1">mst[e].push_back({ w, s });</text:span></text:p>
      <text:p text:style-name="P2">        <text:span text:style-name="T1">mst[s].push_back({ w, e }); }</text:span></text:p>
      <text:p text:style-name="P2">      <text:span text:style-name="T1">first= false;</text:span></text:p>
      <text:p text:style-name="P2">      <text:span text:style-name="T1">visited[s]= 1;</text:span></text:p>
      <text:p text:style-name="P2">      <text:span text:style-name="T1">for(auto&amp; [nw, ne]: g.at(s)) {</text:span></text:p>
      <text:p text:style-name="P2">        <text:span text:style-name="T1">if(visited[ne]) continue;</text:span></text:p>
      <text:p text:style-name="P2">        <text:span text:style-name="T1">min_heap.push(make_tuple(nw, ne, s)); }}</text:span></text:p>
      <text:p text:style-name="P2">    <text:span text:style-name="T1">return mst; }</text:span></text:p>
      <text:p text:style-name="P3">};</text:p>
      <text:p text:style-name="P7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/>
    <style:font-face style:name="01" svg:font-family="0" style:font-family-generic="roman" style:font-pitch="variable"/>
    <style:font-face style:name="Arial" svg:font-family="Arial, sans-serif"/>
    <style:font-face style:name="Arial1" svg:font-family="Arial, sans-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1:58:07.012838201</meta:creation-date>
    <dc:date>2025-09-27T17:45:44.523468546</dc:date>
    <meta:editing-duration>PT14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173" meta:word-count="892" meta:character-count="5412" meta:non-whitespace-character-count="4133"/>
  </office:meta>
</office:document-meta>
</file>